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E0000001E0CB9C3B97E450A439.png" manifest:media-type="image/png"/>
  <manifest:file-entry manifest:full-path="Pictures/10000201000002C3000002C3B5997671552D3304.png" manifest:media-type="image/png"/>
  <manifest:file-entry manifest:full-path="Pictures/10000108000067750000677551EAADF474FD5689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0.0382in" table:align="margins"/>
    </style:style>
    <style:style style:name="Table1.A" style:family="table-column">
      <style:table-column-properties style:column-width="10.0382in" style:rel-column-width="65535*"/>
    </style:style>
    <style:style style:name="Table1.1" style:family="table-row">
      <style:table-row-properties style:min-row-height="0.3715in"/>
    </style:style>
    <style:style style:name="Table1.A1" style:family="table-cell">
      <style:table-cell-properties style:writing-mode="page"/>
    </style:style>
    <style:style style:name="table_5f_intervention" style:display-name="table_intervention" style:family="table">
      <style:table-properties style:width="10.0382in" table:align="margins"/>
    </style:style>
    <style:style style:name="table_5f_intervention.A" style:display-name="table_intervention.A" style:family="table-column">
      <style:table-column-properties style:column-width="2.5097in" style:rel-column-width="16383*"/>
    </style:style>
    <style:style style:name="table_5f_intervention.D" style:display-name="table_intervention.D" style:family="table-column">
      <style:table-column-properties style:column-width="2.5097in" style:rel-column-width="16386*"/>
    </style:style>
    <style:style style:name="table_5f_intervention.1" style:display-name="table_intervention.1" style:family="table-row">
      <style:table-row-properties style:min-row-height="0.3785in"/>
    </style:style>
    <style:style style:name="table_5f_intervention.A1" style:display-name="table_intervention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_5f_intervention.D1" style:display-name="table_intervention.D1" style:family="table-cell">
      <style:table-cell-properties fo:padding="0.0201in" fo:border="0.05pt solid #000000" style:writing-mode="page"/>
    </style:style>
    <style:style style:name="table_5f_targets" style:display-name="table_targets" style:family="table">
      <style:table-properties style:width="2.4688in" table:align="margins" fo:background-color="transparent">
        <style:background-image/>
      </style:table-properties>
    </style:style>
    <style:style style:name="table_5f_targets.A" style:display-name="table_targets.A" style:family="table-column">
      <style:table-column-properties style:column-width="2.4688in" style:rel-column-width="65535*"/>
    </style:style>
    <style:style style:name="table_5f_targets.1" style:display-name="table_targets.1" style:family="table-row">
      <style:table-row-properties fo:background-color="transparent">
        <style:background-image/>
      </style:table-row-properties>
    </style:style>
    <style:style style:name="table_5f_targets.A1" style:display-name="table_targets.A1" style:family="table-cell">
      <style:table-cell-properties fo:background-color="#eeeeee" fo:padding="0.0201in" fo:border-left="none" fo:border-right="none" fo:border-top="none" fo:border-bottom="0.05pt solid #dddddd" style:writing-mode="page">
        <style:background-image/>
      </style:table-cell-properties>
    </style:style>
    <style:style style:name="table_5f_targets.A2" style:display-name="table_targets.A2" style:family="table-cell">
      <style:table-cell-properties fo:padding="0.0201in" fo:border="none" style:writing-mode="page"/>
    </style:style>
    <style:style style:name="table_5f_doers" style:display-name="table_doers" style:family="table">
      <style:table-properties style:width="2.4694in" table:align="margins" fo:background-color="transparent">
        <style:background-image/>
      </style:table-properties>
    </style:style>
    <style:style style:name="table_5f_doers.A" style:display-name="table_doers.A" style:family="table-column">
      <style:table-column-properties style:column-width="2.4694in" style:rel-column-width="65535*"/>
    </style:style>
    <style:style style:name="table_5f_doers.1" style:display-name="table_doers.1" style:family="table-row">
      <style:table-row-properties style:min-row-height="0.1215in" fo:background-color="transparent">
        <style:background-image/>
      </style:table-row-properties>
    </style:style>
    <style:style style:name="table_5f_doers.A1" style:display-name="table_doers.A1" style:family="table-cell">
      <style:table-cell-properties fo:background-color="#eeeeee" fo:padding="0.0201in" fo:border-left="none" fo:border-right="none" fo:border-top="none" fo:border-bottom="0.05pt solid #dddddd" style:writing-mode="page">
        <style:background-image/>
      </style:table-cell-properties>
    </style:style>
    <style:style style:name="table_5f_doers.A2" style:display-name="table_doers.A2" style:family="table-cell">
      <style:table-cell-properties fo:padding="0.0201in" fo:border="none" style:writing-mode="page"/>
    </style:style>
    <style:style style:name="table_5f_tools" style:display-name="table_tools" style:family="table">
      <style:table-properties style:width="2.4688in" table:align="margins" fo:background-color="transparent">
        <style:background-image/>
      </style:table-properties>
    </style:style>
    <style:style style:name="table_5f_tools.A" style:display-name="table_tools.A" style:family="table-column">
      <style:table-column-properties style:column-width="2.4688in" style:rel-column-width="65535*"/>
    </style:style>
    <style:style style:name="table_5f_tools.1" style:display-name="table_tools.1" style:family="table-row">
      <style:table-row-properties fo:background-color="transparent">
        <style:background-image/>
      </style:table-row-properties>
    </style:style>
    <style:style style:name="table_5f_tools.A1" style:display-name="table_tools.A1" style:family="table-cell">
      <style:table-cell-properties fo:background-color="#eeeeee" fo:padding="0.0201in" fo:border-left="none" fo:border-right="none" fo:border-top="none" fo:border-bottom="0.05pt solid #dddddd" style:writing-mode="page">
        <style:background-image/>
      </style:table-cell-properties>
    </style:style>
    <style:style style:name="table_5f_tools.A2" style:display-name="table_tools.A2" style:family="table-cell">
      <style:table-cell-properties fo:padding="0.0201in" fo:border="none" style:writing-mode="page"/>
    </style:style>
    <style:style style:name="table_5f_inputs" style:display-name="table_inputs" style:family="table">
      <style:table-properties style:width="2.4701in" table:align="margins" fo:background-color="transparent">
        <style:background-image/>
      </style:table-properties>
    </style:style>
    <style:style style:name="table_5f_inputs.A" style:display-name="table_inputs.A" style:family="table-column">
      <style:table-column-properties style:column-width="2.4701in" style:rel-column-width="65535*"/>
    </style:style>
    <style:style style:name="table_5f_inputs.1" style:display-name="table_inputs.1" style:family="table-row">
      <style:table-row-properties fo:background-color="transparent">
        <style:background-image/>
      </style:table-row-properties>
    </style:style>
    <style:style style:name="table_5f_inputs.A1" style:display-name="table_inputs.A1" style:family="table-cell">
      <style:table-cell-properties fo:background-color="#eeeeee" fo:padding="0.0201in" fo:border-left="none" fo:border-right="none" fo:border-top="none" fo:border-bottom="0.05pt solid #dddddd" style:writing-mode="page">
        <style:background-image/>
      </style:table-cell-properties>
    </style:style>
    <style:style style:name="table_5f_inputs.2" style:display-name="table_inputs.2" style:family="table-row">
      <style:table-row-properties style:min-row-height="0.2035in"/>
    </style:style>
    <style:style style:name="table_5f_inputs.A2" style:display-name="table_inputs.A2" style:family="table-cell">
      <style:table-cell-properties fo:padding="0.0201in" fo:border="none" style:writing-mode="page"/>
    </style:style>
    <style:style style:name="table_5f_targets" style:display-name="table_targets" style:family="table">
      <style:table-properties style:width="2.4688in" table:align="margins" fo:background-color="transparent">
        <style:background-image/>
      </style:table-properties>
    </style:style>
    <style:style style:name="table_5f_targets.A" style:display-name="table_targets.A" style:family="table-column">
      <style:table-column-properties style:column-width="2.4688in" style:rel-column-width="65535*"/>
    </style:style>
    <style:style style:name="table_5f_targets.1" style:display-name="table_targets.1" style:family="table-row">
      <style:table-row-properties fo:background-color="transparent">
        <style:background-image/>
      </style:table-row-properties>
    </style:style>
    <style:style style:name="table_5f_targets.A1" style:display-name="table_targets.A1" style:family="table-cell">
      <style:table-cell-properties fo:background-color="#eeeeee" fo:padding="0.0201in" fo:border-left="none" fo:border-right="none" fo:border-top="none" fo:border-bottom="0.05pt solid #dddddd" style:writing-mode="page">
        <style:background-image/>
      </style:table-cell-properties>
    </style:style>
    <style:style style:name="table_5f_targets.A2" style:display-name="table_targets.A2" style:family="table-cell">
      <style:table-cell-properties fo:padding="0.0201in" fo:border="none" style:writing-mode="page"/>
    </style:style>
    <style:style style:name="table_5f_doers" style:display-name="table_doers" style:family="table">
      <style:table-properties style:width="2.4694in" table:align="margins" fo:background-color="transparent">
        <style:background-image/>
      </style:table-properties>
    </style:style>
    <style:style style:name="table_5f_doers.A" style:display-name="table_doers.A" style:family="table-column">
      <style:table-column-properties style:column-width="2.4694in" style:rel-column-width="65535*"/>
    </style:style>
    <style:style style:name="table_5f_doers.1" style:display-name="table_doers.1" style:family="table-row">
      <style:table-row-properties style:min-row-height="0.1215in" fo:background-color="transparent">
        <style:background-image/>
      </style:table-row-properties>
    </style:style>
    <style:style style:name="table_5f_doers.A1" style:display-name="table_doers.A1" style:family="table-cell">
      <style:table-cell-properties fo:background-color="#eeeeee" fo:padding="0.0201in" fo:border-left="none" fo:border-right="none" fo:border-top="none" fo:border-bottom="0.05pt solid #dddddd" style:writing-mode="page">
        <style:background-image/>
      </style:table-cell-properties>
    </style:style>
    <style:style style:name="table_5f_doers.A2" style:display-name="table_doers.A2" style:family="table-cell">
      <style:table-cell-properties fo:padding="0.0201in" fo:border="none" style:writing-mode="page"/>
    </style:style>
    <style:style style:name="table_5f_tools" style:display-name="table_tools" style:family="table">
      <style:table-properties style:width="2.4688in" table:align="margins" fo:background-color="transparent">
        <style:background-image/>
      </style:table-properties>
    </style:style>
    <style:style style:name="table_5f_tools.A" style:display-name="table_tools.A" style:family="table-column">
      <style:table-column-properties style:column-width="2.4688in" style:rel-column-width="65535*"/>
    </style:style>
    <style:style style:name="table_5f_tools.1" style:display-name="table_tools.1" style:family="table-row">
      <style:table-row-properties fo:background-color="transparent">
        <style:background-image/>
      </style:table-row-properties>
    </style:style>
    <style:style style:name="table_5f_tools.A1" style:display-name="table_tools.A1" style:family="table-cell">
      <style:table-cell-properties fo:background-color="#eeeeee" fo:padding="0.0201in" fo:border-left="none" fo:border-right="none" fo:border-top="none" fo:border-bottom="0.05pt solid #dddddd" style:writing-mode="page">
        <style:background-image/>
      </style:table-cell-properties>
    </style:style>
    <style:style style:name="table_5f_tools.A2" style:display-name="table_tools.A2" style:family="table-cell">
      <style:table-cell-properties fo:padding="0.0201in" fo:border="none" style:writing-mode="page"/>
    </style:style>
    <style:style style:name="table_5f_inputs" style:display-name="table_inputs" style:family="table">
      <style:table-properties style:width="2.4701in" table:align="margins" fo:background-color="transparent">
        <style:background-image/>
      </style:table-properties>
    </style:style>
    <style:style style:name="table_5f_inputs.A" style:display-name="table_inputs.A" style:family="table-column">
      <style:table-column-properties style:column-width="2.4701in" style:rel-column-width="65535*"/>
    </style:style>
    <style:style style:name="table_5f_inputs.1" style:display-name="table_inputs.1" style:family="table-row">
      <style:table-row-properties fo:background-color="transparent">
        <style:background-image/>
      </style:table-row-properties>
    </style:style>
    <style:style style:name="table_5f_inputs.A1" style:display-name="table_inputs.A1" style:family="table-cell">
      <style:table-cell-properties fo:background-color="#eeeeee" fo:padding="0.0201in" fo:border-left="none" fo:border-right="none" fo:border-top="none" fo:border-bottom="0.05pt solid #dddddd" style:writing-mode="page">
        <style:background-image/>
      </style:table-cell-properties>
    </style:style>
    <style:style style:name="table_5f_inputs.2" style:display-name="table_inputs.2" style:family="table-row">
      <style:table-row-properties style:min-row-height="0.2035in"/>
    </style:style>
    <style:style style:name="table_5f_inputs.A2" style:display-name="table_inputs.A2" style:family="table-cell">
      <style:table-cell-properties fo:padding="0.0201in" fo:border="none" style:writing-mode="page"/>
    </style:style>
    <style:style style:name="Table_5f_no_5f_data_5f_msg" style:display-name="Table_no_data_msg" style:family="table">
      <style:table-properties style:width="10.9056in" table:align="center"/>
    </style:style>
    <style:style style:name="Table_5f_no_5f_data_5f_msg.A" style:display-name="Table_no_data_msg.A" style:family="table-column">
      <style:table-column-properties style:column-width="10.9056in"/>
    </style:style>
    <style:style style:name="Table_5f_no_5f_data_5f_msg.A1" style:display-name="Table_no_data_msg.A1" style:family="table-cell">
      <style:table-cell-properties fo:padding="0.0382in" fo:border="none"/>
    </style:style>
    <style:style style:name="P1" style:family="paragraph" style:parent-style-name="Header">
      <style:text-properties fo:color="#0066b3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339b8c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339b8c" style:font-size-asian="8pt" style:font-style-asian="italic" style:font-size-complex="8pt" style:font-style-complex="italic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Table_20_Contents">
      <style:paragraph-properties fo:text-align="end" style:justify-single-word="false"/>
      <style:text-properties style:font-name="Lato" fo:font-size="10pt" officeooo:rsid="001ef610" officeooo:paragraph-rsid="001ef610" style:font-size-asian="10pt" style:font-size-complex="10pt"/>
    </style:style>
    <style:style style:name="P6" style:family="paragraph" style:parent-style-name="Table_20_Contents">
      <style:text-properties fo:font-size="11pt" officeooo:rsid="015f3028" officeooo:paragraph-rsid="015f3028" style:font-size-asian="11pt" style:font-size-complex="11pt"/>
    </style:style>
    <style:style style:name="P7" style:family="paragraph" style:parent-style-name="Table_20_Contents">
      <style:text-properties fo:font-size="10.5pt" officeooo:rsid="015f3028" officeooo:paragraph-rsid="015f3028" style:font-size-asian="10.5pt" style:font-size-complex="10.5pt"/>
    </style:style>
    <style:style style:name="P8" style:family="paragraph" style:parent-style-name="Title">
      <style:paragraph-properties fo:text-align="start" style:justify-single-word="false"/>
      <style:text-properties style:font-name="Lato" fo:font-size="9pt" fo:font-weight="bold" officeooo:rsid="01729e5f" officeooo:paragraph-rsid="01729e5f" style:font-size-asian="9pt" style:font-weight-asian="bold" style:font-size-complex="9pt" style:font-weight-complex="bold"/>
    </style:style>
    <style:style style:name="P9" style:family="paragraph" style:parent-style-name="Title">
      <style:paragraph-properties fo:text-align="center" style:justify-single-word="false"/>
      <style:text-properties style:font-name="Lato" fo:font-size="22pt" fo:font-weight="bold" officeooo:rsid="009cdf31" officeooo:paragraph-rsid="01729e5f" style:font-name-asian="Noto Sans CJK SC" style:font-size-asian="22pt" style:font-weight-asian="bold" style:font-name-complex="Lohit Devanagari" style:font-size-complex="22pt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officeooo:paragraph-rsid="009eb199"/>
    </style:style>
    <style:style style:name="P11" style:family="paragraph" style:parent-style-name="Preformatted_20_Text">
      <style:paragraph-properties fo:text-align="start" style:justify-single-word="false"/>
      <style:text-properties officeooo:paragraph-rsid="009ffe93"/>
    </style:style>
    <style:style style:name="P12" style:family="paragraph" style:parent-style-name="Preformatted_20_Text">
      <style:paragraph-properties fo:text-align="start" style:justify-single-word="false"/>
      <style:text-properties officeooo:rsid="015c744a" officeooo:paragraph-rsid="015c744a"/>
    </style:style>
    <style:style style:name="P13" style:family="paragraph" style:parent-style-name="Preformatted_20_Text">
      <style:paragraph-properties fo:text-align="start" style:justify-single-word="false"/>
      <style:text-properties style:font-name="Lato" officeooo:rsid="015c744a" officeooo:paragraph-rsid="015c744a"/>
    </style:style>
    <style:style style:name="P14" style:family="paragraph" style:parent-style-name="Preformatted_20_Text">
      <style:paragraph-properties fo:text-align="center" style:justify-single-word="false"/>
      <style:text-properties fo:color="#4e102d" style:font-name="Lato" fo:font-size="13pt" officeooo:rsid="015c744a" officeooo:paragraph-rsid="015c744a" style:font-size-asian="13pt" style:font-size-complex="13pt"/>
    </style:style>
    <style:style style:name="P15" style:family="paragraph" style:parent-style-name="Table_20_Heading">
      <style:text-properties fo:color="#4e102d" fo:font-size="12pt" fo:font-weight="normal" officeooo:rsid="015f3028" officeooo:paragraph-rsid="015f3028" style:font-size-asian="12pt" style:font-weight-asian="normal" style:font-size-complex="12pt" style:font-weight-complex="normal"/>
    </style:style>
    <style:style style:name="P16" style:family="paragraph" style:parent-style-name="Table_20_Heading">
      <style:text-properties fo:color="#4e102d" fo:font-size="12pt" fo:font-weight="normal" officeooo:rsid="016aa140" officeooo:paragraph-rsid="016aa140" style:font-size-asian="12pt" style:font-weight-asian="normal" style:font-size-complex="12pt" style:font-weight-complex="normal"/>
    </style:style>
    <style:style style:name="P17" style:family="paragraph" style:parent-style-name="Table_20_Heading">
      <style:text-properties fo:color="#4e102d" style:font-name="Lato" fo:font-size="12pt" fo:font-weight="normal" officeooo:rsid="016aa140" officeooo:paragraph-rsid="016aa140" style:font-name-asian="DejaVu Sans Mono" style:font-size-asian="12pt" style:font-weight-asian="normal" style:font-name-complex="Liberation Mono" style:font-size-complex="12pt" style:font-weight-complex="normal"/>
    </style:style>
    <style:style style:name="P18" style:family="paragraph" style:parent-style-name="Standard">
      <style:text-properties officeooo:paragraph-rsid="017558ee"/>
    </style:style>
    <style:style style:name="P19" style:family="paragraph" style:parent-style-name="Table_20_Contents">
      <style:text-properties fo:font-size="16pt" officeooo:rsid="009a6cc9" officeooo:paragraph-rsid="017558ee" style:font-size-asian="16pt" style:font-size-complex="16pt"/>
    </style:style>
    <style:style style:name="P20" style:family="paragraph">
      <loext:graphic-properties draw:fill-color="#4e102d"/>
      <style:paragraph-properties fo:text-align="center"/>
      <style:text-properties fo:font-size="12pt"/>
    </style:style>
    <style:style style:name="P21" style:family="paragraph">
      <loext:graphic-properties draw:fill-color="#4e102d"/>
      <style:paragraph-properties fo:text-align="center"/>
    </style:style>
    <style:style style:name="T1" style:family="text">
      <style:text-properties style:font-name-asian="Noto Sans CJK SC" style:font-name-complex="Lohit Devanagari"/>
    </style:style>
    <style:style style:name="T2" style:family="text">
      <style:text-properties officeooo:rsid="01736ef3" style:font-name-asian="Noto Sans CJK SC" style:font-name-complex="Lohit Devanagari"/>
    </style:style>
    <style:style style:name="T3" style:family="text">
      <style:text-properties officeooo:rsid="0126a7de"/>
    </style:style>
    <style:style style:name="T4" style:family="text">
      <style:text-properties fo:font-weight="bold" officeooo:rsid="0126a7de" style:font-weight-asian="bold" style:font-weight-complex="bold"/>
    </style:style>
    <style:style style:name="T5" style:family="text">
      <style:text-properties fo:font-weight="bold" officeooo:rsid="00beb5a9" style:font-weight-asian="bold" style:font-weight-complex="bold"/>
    </style:style>
    <style:style style:name="T6" style:family="text">
      <style:text-properties fo:font-weight="bold" officeooo:rsid="00979360" style:font-weight-asian="bold" style:font-weight-complex="bold"/>
    </style:style>
    <style:style style:name="T7" style:family="text">
      <style:text-properties officeooo:rsid="00beb5a9"/>
    </style:style>
    <style:style style:name="T8" style:family="text">
      <style:text-properties officeooo:rsid="0126f94e"/>
    </style:style>
    <style:style style:name="T9" style:family="text">
      <style:text-properties fo:color="#5983b0" style:font-name="Lato" fo:font-size="16pt" fo:font-weight="bold" officeooo:rsid="009eb199" style:font-name-asian="DejaVu Sans Mono" style:font-size-asian="16pt" style:font-weight-asian="bold" style:font-name-complex="Liberation Mono" style:font-size-complex="16pt" style:font-weight-complex="bold"/>
    </style:style>
    <style:style style:name="T10" style:family="text">
      <style:text-properties style:font-name="Lato" fo:font-size="16pt" fo:font-weight="bold" officeooo:rsid="009ffe93" style:font-name-asian="DejaVu Sans Mono" style:font-size-asian="16pt" style:font-weight-asian="bold" style:font-name-complex="Liberation Mono" style:font-size-complex="16pt" style:font-weight-complex="bold"/>
    </style:style>
    <style:style style:name="T11" style:family="text">
      <style:text-properties style:font-name="Lato" fo:font-size="16pt" fo:font-weight="bold" officeooo:rsid="009eb199" style:font-name-asian="DejaVu Sans Mono" style:font-size-asian="16pt" style:font-weight-asian="bold" style:font-name-complex="Liberation Mono" style:font-size-complex="16pt" style:font-weight-complex="bold"/>
    </style:style>
    <style:style style:name="T12" style:family="text">
      <style:text-properties style:font-name="Lato" style:font-name-asian="DejaVu Sans Mono" style:font-name-complex="Liberation Mono"/>
    </style:style>
    <style:style style:name="T13" style:family="text">
      <style:text-properties fo:color="#3465a4" style:font-name="Lato" fo:font-size="14pt" fo:font-weight="normal" officeooo:rsid="009eb199" fo:background-color="transparent" loext:char-shading-value="0" style:font-name-asian="DejaVu Sans Mono" style:font-size-asian="14pt" style:font-weight-asian="normal" style:font-name-complex="Liberation Mono" style:font-size-complex="14pt" style:font-weight-complex="normal"/>
    </style:style>
    <style:style style:name="T14" style:family="text">
      <style:text-properties fo:color="#3465a4" style:font-name="Lato" fo:font-size="14pt" fo:font-weight="normal" officeooo:rsid="013a4b63" fo:background-color="transparent" loext:char-shading-value="0" style:font-name-asian="DejaVu Sans Mono" style:font-size-asian="14pt" style:font-weight-asian="normal" style:font-name-complex="Liberation Mono" style:font-size-complex="14pt" style:font-weight-complex="normal"/>
    </style:style>
    <style:style style:name="T15" style:family="text">
      <style:text-properties officeooo:rsid="01623039"/>
    </style:style>
    <style:style style:name="T16" style:family="text">
      <style:text-properties officeooo:rsid="016aa140"/>
    </style:style>
    <style:style style:name="T17" style:family="text">
      <style:text-properties officeooo:rsid="01729e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margin-left="0.4398in" fo:margin-right="0.3874in" style:editable="false">
        <style:columns fo:column-count="1" fo:column-gap="0in"/>
      </style:section-properties>
    </style:style>
    <style:style style:name="Sect3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vg:stroke-color="#4e102d" draw:fill-color="#4e102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_title">
        <text:p text:style-name="P9">Registre des intervention<text:span text:style-name="T17">s</text:span></text:p>
        <text:section text:style-name="Sect2" text:name="section_index">
          <text:p text:style-name="P10"><text:span text:style-name="T11">Campagne :</text:span><text:span text:style-name="T9"> </text:span><text:span text:style-name="T13">[CAMPAIGN_NAME]</text:span></text:p>
          <table:table table:name="Table1" table:style-name="Table1">
            <table:table-column table:style-name="Table1.A"/>
            <table:table-row table:style-name="Table1.1">
              <table:table-cell table:style-name="Table1.A1" office:value-type="string">
                <text:p text:style-name="P11"><text:span text:style-name="T10">Activité </text:span><text:span text:style-name="T11">:</text:span><text:span text:style-name="T9"> </text:span><text:span text:style-name="T14">[ACTIVITY_NAME]</text:span></text:p>
              </table:table-cell>
            </table:table-row>
          </table:table>
          <text:p text:style-name="P10"/>
          <text:section text:style-name="Sect1" text:name="section_intervention">
            <text:p text:style-name="P14">[INTERVENTION_NAME]</text:p>
            <text:p text:style-name="P13"><text:span text:style-name="T16"><text:s/>Nature : </text:span>[INTERVENTION_NATURE]</text:p>
            <text:p text:style-name="P13"><text:span text:style-name="T16"><text:s/>Date : </text:span>[INTERVENTION_DATE] <text:s/><text:span text:style-name="T16">Durée : </text:span><text:span text:style-name="T15">[INTERVENTION_DURATION]</text:span></text:p>
            <table:table table:name="table_intervention" table:style-name="table_5f_intervention">
              <table:table-column table:style-name="table_5f_intervention.A" table:number-columns-repeated="3"/>
              <table:table-column table:style-name="table_5f_intervention.D"/>
              <table:table-row table:style-name="table_5f_intervention.1">
                <table:table-cell table:style-name="table_5f_intervention.A1" office:value-type="string">
                  <table:table table:name="table_targets" table:style-name="table_5f_targets">
                    <table:table-column table:style-name="table_5f_targets.A"/>
                    <table:table-header-rows>
                      <table:table-row table:style-name="table_5f_targets.1">
                        <table:table-cell table:style-name="table_5f_targets.A1" office:value-type="string">
                          <text:p text:style-name="P15">CIBLE<text:span text:style-name="T16">(S)</text:span></text:p>
                        </table:table-cell>
                      </table:table-row>
                    </table:table-header-rows>
                    <table:table-row table:style-name="TableLine93967186004336">
                      <table:table-cell table:style-name="table_5f_targets.A2" office:value-type="string">
                        <text:p text:style-name="P6">[TAR_NAME]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_5f_intervention.A1" office:value-type="string">
                  <table:table table:name="table_doers" table:style-name="table_5f_doers">
                    <table:table-column table:style-name="table_5f_doers.A"/>
                    <table:table-header-rows>
                      <table:table-row table:style-name="table_5f_doers.1">
                        <table:table-cell table:style-name="table_5f_doers.A1" office:value-type="string">
                          <text:p text:style-name="P17">OPÉRATEUR(S)</text:p>
                        </table:table-cell>
                      </table:table-row>
                    </table:table-header-rows>
                    <table:table-row table:style-name="TableLine93967186009024">
                      <table:table-cell table:style-name="table_5f_doers.A2" office:value-type="string">
                        <text:p text:style-name="P6">[DOER_NAME]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_5f_intervention.A1" office:value-type="string">
                  <table:table table:name="table_tools" table:style-name="table_5f_tools">
                    <table:table-column table:style-name="table_5f_tools.A"/>
                    <table:table-header-rows>
                      <table:table-row table:style-name="table_5f_tools.1">
                        <table:table-cell table:style-name="table_5f_tools.A1" office:value-type="string">
                          <text:p text:style-name="P16"><text:span text:style-name="T12">É</text:span>QUIPEMENT(S)</text:p>
                        </table:table-cell>
                      </table:table-row>
                    </table:table-header-rows>
                    <table:table-row table:style-name="TableLine93967186034688">
                      <table:table-cell table:style-name="table_5f_tools.A2" office:value-type="string">
                        <text:p text:style-name="P6">[TOOL_NAME]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_5f_intervention.D1" office:value-type="string">
                  <table:table table:name="table_inputs" table:style-name="table_5f_inputs">
                    <table:table-column table:style-name="table_5f_inputs.A"/>
                    <table:table-header-rows>
                      <table:table-row table:style-name="table_5f_inputs.1">
                        <table:table-cell table:style-name="table_5f_inputs.A1" office:value-type="string">
                          <text:p text:style-name="P17">INTRANT(S)</text:p>
                        </table:table-cell>
                      </table:table-row>
                    </table:table-header-rows>
                    <table:table-row table:style-name="table_5f_inputs.2">
                      <table:table-cell table:style-name="table_5f_inputs.A2" office:value-type="string">
                        <text:p text:style-name="P7">[INPUT_NAME]</text:p>
                      </table:table-cell>
                    </table:table-row>
                  </table:table>
                  <text:p text:style-name="Table_20_Contents"/>
                </table:table-cell>
              </table:table-row>
            </table:table>
            <text:p text:style-name="P12"/>
            <text:p text:style-name="P12"/>
          </text:section>
          <text:p text:style-name="P10"/>
          <text:section text:style-name="Sect3" text:name="section_no_intervention">
            <table:table table:name="Table_no_data_msg" table:style-name="Table_5f_no_5f_data_5f_msg">
              <table:table-column table:style-name="Table_5f_no_5f_data_5f_msg.A"/>
              <table:table-row table:style-name="TableLine93967285316864">
                <table:table-cell table:style-name="Table_5f_no_5f_data_5f_msg.A1" office:value-type="string">
                  <text:p text:style-name="P19">Aucune Intervention</text:p>
                </table:table-cell>
              </table:table-row>
            </table:table>
            <text:p text:style-name="P18"/>
          </text:section>
          <text:p text:style-name="P10"/>
          <text:p text:style-name="P10"/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.0783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style:font-name="Lato" fo:font-family="Lato" style:font-pitch="variable" fo:font-size="6pt" officeooo:rsid="003d9b39" style:font-name-asian="DejaVu Sans Mono" style:font-family-asian="'DejaVu Sans Mono'" style:font-family-generic-asian="modern" style:font-pitch-asian="fixed" style:font-size-asian="6pt" style:font-name-complex="Liberation Mono" style:font-family-complex="'Liberation Mono'" style:font-family-generic-complex="modern" style:font-pitch-complex="fixed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ato" fo:font-family="Lato" style:font-pitch="variable" fo:font-size="6pt" fo:font-weight="bold" officeooo:rsid="0025d88c" style:font-size-asian="6pt" style:font-weight-asian="bold" style:font-size-complex="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ection_5f_title" style:display-name="section_title" style:family="paragraph" style:parent-style-name="Standard" style:master-page-name="">
      <style:paragraph-properties fo:margin-top="0.1965in" fo:margin-bottom="0.0783in" loext:contextual-spacing="false" fo:text-align="center" style:justify-single-word="false" style:page-number="auto" fo:keep-with-next="always"/>
      <style:text-properties fo:color="#21409a" style:font-name="Lato" fo:font-family="Lato" style:font-pitch="variable" fo:font-size="10pt" style:text-underline-style="solid" style:text-underline-width="auto" style:text-underline-color="font-color" fo:font-weight="bold" officeooo:rsid="008de78f" style:font-size-asian="10pt" style:font-weight-asian="bold" style:font-size-complex="10pt" style:font-weight-complex="bold"/>
    </style:style>
    <style:style style:name="Table_20_Content_20_Title" style:display-name="Table Content Title" style:family="paragraph" style:parent-style-name="Table_20_Contents">
      <style:text-properties fo:color="#00a65d" style:font-name="Lato" fo:font-family="Lato" style:font-pitch="variable" fo:font-size="10pt" fo:font-weight="bold" officeooo:rsid="006bf970" style:font-name-asian="DejaVu Sans Mono" style:font-family-asian="'DejaVu Sans Mono'" style:font-family-generic-asian="modern" style:font-pitch-asian="fixed" style:font-size-asian="8.75pt" style:font-weight-asian="bold" style:font-name-complex="Liberation Mono" style:font-family-complex="'Liberation Mono'" style:font-family-generic-complex="modern" style:font-pitch-complex="fixed" style:font-size-complex="10pt" style:font-weight-complex="bold"/>
    </style:style>
    <style:style style:name="Lato" style:family="paragraph" style:parent-style-name="Table_20_Contents">
      <style:text-properties fo:font-size="10pt" style:font-size-asian="10pt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header" style:family="table">
      <style:table-properties style:width="10.8653in" table:align="margins" table:border-model="separating"/>
    </style:style>
    <style:style style:name="header.A" style:family="table-column">
      <style:table-column-properties style:column-width="0.6368in" style:rel-column-width="3841*"/>
    </style:style>
    <style:style style:name="header.B" style:family="table-column">
      <style:table-column-properties style:column-width="10.2285in" style:rel-column-width="61694*"/>
    </style:style>
    <style:style style:name="header.1" style:family="table-row">
      <style:table-row-properties style:min-row-height="0.5938in"/>
    </style:style>
    <style:style style:name="header.A1" style:family="table-cell">
      <style:table-cell-properties fo:padding="0.0382in" fo:border="none"/>
    </style:style>
    <style:style style:name="header.B1" style:family="table-cell">
      <style:table-cell-properties style:vertical-align="middle" fo:padding="0.0382in" fo:border="none"/>
    </style:style>
    <style:style style:name="footer" style:family="table">
      <style:table-properties style:width="10.9028in" table:align="left"/>
    </style:style>
    <style:style style:name="footer.A" style:family="table-column">
      <style:table-column-properties style:column-width="0.7903in"/>
    </style:style>
    <style:style style:name="footer.B" style:family="table-column">
      <style:table-column-properties style:column-width="9.3313in"/>
    </style:style>
    <style:style style:name="footer.C" style:family="table-column">
      <style:table-column-properties style:column-width="0.7813in"/>
    </style:style>
    <style:style style:name="footer.A1" style:family="table-cell">
      <style:table-cell-properties style:vertical-align="middle" fo:padding="0.0382in" fo:border="none"/>
    </style:style>
    <style:style style:name="MP1" style:family="paragraph" style:parent-style-name="Header">
      <style:text-properties fo:color="#0066b3"/>
    </style:style>
    <style:style style:name="MP2" style:family="paragraph">
      <loext:graphic-properties draw:fill-color="#4e102d"/>
      <style:paragraph-properties fo:text-align="center"/>
      <style:text-properties fo:font-size="12pt"/>
    </style:style>
    <style:style style:name="MP3" style:family="paragraph" style:parent-style-name="Table_20_Contents">
      <style:text-properties fo:font-size="8pt" style:font-size-asian="8pt" style:font-size-complex="8pt"/>
    </style:style>
    <style:style style:name="MP4" style:family="paragraph" style:parent-style-name="Title">
      <style:paragraph-properties fo:text-align="start" style:justify-single-word="false"/>
      <style:text-properties style:font-name="Lato" fo:font-size="9pt" fo:font-weight="bold" officeooo:rsid="01729e5f" officeooo:paragraph-rsid="01729e5f" style:font-size-asian="9pt" style:font-weight-asian="bold" style:font-size-complex="9pt" style:font-weight-complex="bold"/>
    </style:style>
    <style:style style:name="MP5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339b8c" style:font-size-asian="8pt" style:font-style-asian="italic" style:font-size-complex="8pt" style:font-style-complex="italic"/>
    </style:style>
    <style:style style:name="MP6" style:family="paragraph">
      <loext:graphic-properties draw:fill-color="#4e102d"/>
      <style:paragraph-properties fo:text-align="center"/>
    </style:style>
    <style:style style:name="MP7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339b8c" style:font-size-asian="8pt" style:font-style-asian="italic" style:font-size-complex="8pt" style:font-style-complex="italic"/>
    </style:style>
    <style:style style:name="MP8" style:family="paragraph" style:parent-style-name="Table_20_Contents">
      <style:paragraph-properties fo:text-align="end" style:justify-single-word="false"/>
      <style:text-properties style:font-name="Lato" fo:font-size="10pt" officeooo:rsid="001ef610" officeooo:paragraph-rsid="001ef610" style:font-size-asian="10pt" style:font-size-complex="10pt"/>
    </style:style>
    <style:style style:name="MT1" style:family="text">
      <style:text-properties style:font-name-asian="Noto Sans CJK SC" style:font-name-complex="Lohit Devanagari"/>
    </style:style>
    <style:style style:name="MT2" style:family="text">
      <style:text-properties officeooo:rsid="01736ef3" style:font-name-asian="Noto Sans CJK SC" style:font-name-complex="Lohit Devanagari"/>
    </style:style>
    <style:style style:name="MT3" style:family="text">
      <style:text-properties officeooo:rsid="0126a7de"/>
    </style:style>
    <style:style style:name="MT4" style:family="text">
      <style:text-properties fo:font-weight="bold" officeooo:rsid="0126a7de" style:font-weight-asian="bold" style:font-weight-complex="bold"/>
    </style:style>
    <style:style style:name="MT5" style:family="text">
      <style:text-properties officeooo:rsid="00beb5a9"/>
    </style:style>
    <style:style style:name="MT6" style:family="text">
      <style:text-properties fo:font-weight="bold" officeooo:rsid="00beb5a9" style:font-weight-asian="bold" style:font-weight-complex="bold"/>
    </style:style>
    <style:style style:name="MT7" style:family="text">
      <style:text-properties officeooo:rsid="0126f94e"/>
    </style:style>
    <style:style style:name="MT8" style:family="text">
      <style:text-properties fo:font-weight="bold" officeooo:rsid="00979360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4e102d" draw:fill-color="#4e102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11.6929in" fo:page-height="8.2681in" style:num-format="1" style:print-orientation="landscape" fo:margin-top="0.1965in" fo:margin-bottom="0.1965in" fo:margin-left="0.3937in" fo:margin-right="0.3937in" fo:border="none" fo:padding="0.020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1181in" fo:margin-left="0in" fo:margin-right="0in" fo:margin-top="0.0783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/>
          <table:table-column table:style-name="header.B"/>
          <table:table-row table:style-name="header.1">
            <table:table-cell table:style-name="header.A1" office:value-type="string">
              <text:p text:style-name="MP3"><draw:frame draw:style-name="Mfr1" draw:name="Image3" text:anchor-type="paragraph" svg:x="-0.0134in" svg:y="0in" svg:width="0.5299in" svg:height="0.5299in" draw:z-index="3"><draw:image xlink:href="Pictures/10000108000067750000677551EAADF474FD5689.svg" xlink:type="simple" xlink:show="embed" xlink:actuate="onLoad" loext:mime-type="image/svg+xml"/><draw:image xlink:href="Pictures/10000201000002C3000002C3B5997671552D3304.png" xlink:type="simple" xlink:show="embed" xlink:actuate="onLoad" loext:mime-type="image/png"/></draw:frame><draw:frame draw:style-name="Mfr1" draw:name="Image4" text:anchor-type="paragraph" svg:x="10.1417in" svg:y="-0.0165in" svg:width="0.5728in" svg:height="0.5161in" draw:z-index="0"><draw:image xlink:href="Pictures/10000201000001E0000001E0CB9C3B97E450A439.png" xlink:type="simple" xlink:show="embed" xlink:actuate="onLoad" loext:mime-type="image/png"/></draw:frame></text:p>
            </table:table-cell>
            <table:table-cell table:style-name="header.B1" office:value-type="string">
              <text:p text:style-name="MP4"><text:span text:style-name="MT1">Registre des interventions au </text:span><text:span text:style-name="MT2">[EXPORT_DATE]</text:span></text:p>
            </table:table-cell>
          </table:table-row>
        </table:table>
        <text:p text:style-name="MP1"><draw:line text:anchor-type="paragraph" draw:z-index="2" draw:name="Shape2_0" draw:style-name="Mgr1" draw:text-style-name="MP2" svg:x1="-0.0272in" svg:y1="0.0728in" svg:x2="10.8713in" svg:y2="0.1063in"><text:p/></draw:line></text:p>
      </style:header>
      <style:footer>
        <table:table table:name="footer" table:style-name="footer">
          <table:table-column table:style-name="footer.A"/>
          <table:table-column table:style-name="footer.B"/>
          <table:table-column table:style-name="footer.C"/>
          <table:table-row table:style-name="TableLine93967186957408">
            <table:table-cell table:style-name="footer.A1" office:value-type="string">
              <text:p text:style-name="MP5"><draw:line text:anchor-type="paragraph" draw:z-index="1" draw:name="Shape2" draw:style-name="Mgr1" draw:text-style-name="MP6" svg:x1="0.7791in" svg:y1="-0.1138in" svg:x2="10.0902in" svg:y2="-0.1138in"><text:p/></draw:line></text:p>
            </table:table-cell>
            <table:table-cell table:style-name="footer.A1" office:value-type="string">
              <text:p text:style-name="MP5"/>
              <text:p text:style-name="MP5"><text:span text:style-name="MT3">Exploitation : </text:span><text:span text:style-name="MT4">[COMPANY_NAME]</text:span><text:span text:style-name="MT3"> </text:span><text:span text:style-name="MT4">[COMPANY_ADDRESS]</text:span><text:span text:style-name="MT3"> </text:span>– <text:span text:style-name="MT5">Siret : </text:span><text:span text:style-name="MT6">[COMPANY_SIRET]</text:span></text:p>
              <text:p text:style-name="MP7"><text:span text:style-name="MT7">Nom du f</text:span>ichier : <text:span text:style-name="MT8">[FILENAME]</text:span> </text:p>
            </table:table-cell>
            <table:table-cell table:style-name="footer.A1" office:value-type="string">
              <text:p text:style-name="MP8">Page <text:page-number text:select-page="current">1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04T19:55:27.350736037</dc:date>
    <meta:editing-duration>P1DT11H39M15S</meta:editing-duration>
    <meta:editing-cycles>300</meta:editing-cycles>
    <meta:generator>LibreOffice/6.4.7.2$Linux_X86_64 LibreOffice_project/40$Build-2</meta:generator>
    <meta:document-statistic meta:table-count="9" meta:image-count="2" meta:object-count="0" meta:page-count="1" meta:paragraph-count="19" meta:word-count="48" meta:character-count="444" meta:non-whitespace-character-count="410"/>
  </office:meta>
</office:document-meta>
</file>